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630000031AFA2DF01C6C2099D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bster Two" svg:font-family="'Lobster Tw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7.9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99" style:font-name="Lobster Two" fo:font-size="36pt" fo:font-weight="bold" style:font-size-asian="18pt" style:font-size-complex="18pt"/>
    </style:style>
    <style:style style:name="T1" style:family="text">
      <style:text-properties fo:color="#ffff99" style:font-name="Lobster Two" fo:font-size="28pt" fo:font-weight="bold" style:font-size-asian="18pt" style:font-size-complex="18pt"/>
    </style:style>
    <style:style style:name="T2" style:family="text">
      <style:text-properties fo:color="#ffff99" style:font-name="Lobster Two" fo:font-size="96pt" fo:font-weight="bold" style:font-size-asian="18pt" style:font-size-complex="18pt"/>
    </style:style>
    <style:style style:name="T3" style:family="text">
      <style:text-properties fo:color="#ffff99" style:font-name="Lobster Two" fo:font-size="5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871cm" svg:height="18.999cm" svg:x="1.527cm" svg:y="1.084cm">
          <draw:image xlink:href="Pictures/10000000000004630000031AFA2DF01C6C2099D1.png" xlink:type="simple" xlink:show="embed" xlink:actuate="onLoad">
            <text:p/>
          </draw:image>
        </draw:frame>
        <draw:frame draw:style-name="gr2" draw:text-style-name="P2" draw:layer="layout" svg:width="11cm" svg:height="8.181cm" svg:x="4.7cm" svg:y="3.919cm">
          <draw:text-box>
            <text:p><text:span text:style-name="T1">Wie geht man mit</text:span></text:p>
            <text:p><text:span text:style-name="T2">NaNs</text:span><text:span text:style-name="T3"> </text:span></text:p>
            <text:p><text:span text:style-name="T1"><text:s/></text:span><text:span text:style-name="T1">in den DataFrames um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bster Two" svg:font-family="'Lobster Tw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1T07:45:26.319077873</meta:creation-date>
    <dc:date>2018-07-13T18:11:10.726335804</dc:date>
    <meta:editing-duration>PT18M19S</meta:editing-duration>
    <meta:editing-cycles>6</meta:editing-cycles>
    <meta:generator>LibreOffice/6.0.2.1$Linux_X86_64 LibreOffice_project/00m0$Build-1</meta:generator>
    <meta:document-statistic meta:object-count="2"/>
  </office:meta>
</office:document-meta>
</file>